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5cm" svg:x="14.5cm" svg:y="5cm">
          <text:p text:style-name="P1">OpenG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5cm" svg:x="8cm" svg:y="12.5cm">
          <text:p text:style-name="P1">Non-OpenG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5cm" svg:x="14.5cm" svg:y="1.5cm">
          <text:p text:style-name="P1">GL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8.5cm" svg:y="2cm">
          <text:p text:style-name="P1">Initializ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5cm" svg:y1="2.5cm" svg:x2="12cm" svg:y2="2.5cm">
          <text:p/>
        </draw:line>
        <draw:line draw:style-name="gr2" draw:text-style-name="P1" draw:layer="layout" svg:x1="14.5cm" svg:y1="6cm" svg:x2="12cm" svg:y2="3cm">
          <text:p/>
        </draw:line>
      </draw:page>
      <draw:page draw:name="VAO" draw:style-name="dp1" draw:master-page-name="Default">
        <draw:custom-shape draw:style-name="gr3" draw:text-style-name="P1" draw:layer="layout" svg:width="10cm" svg:height="12.5cm" svg:x="2cm" svg:y="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cm" svg:height="1cm" svg:x="2.5cm" svg:y="2.5cm">
          <draw:text-box>
            <text:p>Vertex Array Obje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4</meta:editing-cycles>
    <meta:generator>LibreOffice/4.2.0.4$Windows_x86 LibreOffice_project/05dceb5d363845f2cf968344d7adab8dcfb2ba71</meta:generator>
    <dc:date>2014-09-18T18:55:49.408000000</dc:date>
    <meta:document-statistic meta:object-count="8"/>
  </office:meta>
</office:document-meta>
</file>